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691e7" officeooo:paragraph-rsid="000691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91528132812904126" text:style-name="L1">
        <text:list-item>
          <text:p text:style-name="P1">Multiple digits</text:p>
        </text:list-item>
        <text:list-item>
          <text:p text:style-name="P1">c “name” &lt; name not in db&gt;</text:p>
        </text:list-item>
        <text:list-item>
          <text:p text:style-name="P1">a “name” &lt;throw error as no coordinates</text:p>
        </text:list-item>
        <text:list-item>
          <text:p text:style-name="P1">a “name” (d,d) &lt;one input not right&gt;</text:p>
        </text:list-item>
        <text:list-item>
          <text:p text:style-name="P1">a “name” (d,d)(d,d) &lt;same points repeat throw error&gt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8:08:04.099008004</meta:creation-date>
    <dc:date>2019-09-26T18:10:17.057296717</dc:date>
    <meta:editing-duration>PT2M13S</meta:editing-duration>
    <meta:editing-cycles>1</meta:editing-cycles>
    <meta:document-statistic meta:table-count="0" meta:image-count="0" meta:object-count="0" meta:page-count="1" meta:paragraph-count="5" meta:word-count="36" meta:character-count="173" meta:non-whitespace-character-count="147"/>
    <meta:generator>LibreOffice/5.1.6.2$Linux_X86_64 LibreOffice_project/10m0$Build-2</meta:generator>
  </office:meta>
</office:document-meta>
</file>